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roject is done as a final year project for the obtainment of the</text:p>
      <text:p text:style-name="Standard">telecommunication and netorks engineering degree at the “École Hassania des Travaux</text:p>
      <text:p text:style-name="Standard">Publics”</text:p>
      <text:p text:style-name="Standard">.</text:p>
      <text:p text:style-name="Standard">The project is undertaken to plan, design and develop a Human Resource</text:p>
      <text:p text:style-name="Standard">Management system, named “TinyHRMS” for Maldives Stock Exchange.</text:p>
      <text:p text:style-name="Standard">Human Resource Management system provides the information regarding the</text:p>
      <text:p text:style-name="Standard">employees in the company. The system facilitates good interaction / communication</text:p>
      <text:p text:style-name="Standard">facilities between the employees and HR administration. The web pages about an</text:p>
      <text:p text:style-name="Standard">employee are created dynamically based on the user id and password and links are</text:p>
      <text:p text:style-name="Standard">provided to web pages containing information like employee general details. HRMS</text:p>
      <text:p text:style-name="Standard">also has the facility of viewing a detailed report regarding the employ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6-22T12:08:18</meta:creation-date>
    <meta:document-statistic meta:table-count="0" meta:image-count="0" meta:object-count="0" meta:page-count="1" meta:paragraph-count="12" meta:word-count="116" meta:character-count="769"/>
    <dc:date>2018-06-22T12:10:29</dc:date>
    <dc:creator>amine jabri</dc:creator>
    <meta:editing-duration>PT2M12S</meta:editing-duration>
    <meta:editing-cycles>1</meta:editing-cycles>
    <meta:generator>OpenOffice/4.1.4$Unix OpenOffice.org_project/414m5$Build-9788</meta:generator>
  </office:meta>
</office:document-meta>
</file>